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paragraph-properties fo:line-height="150%"/>
      <style:text-properties officeooo:rsid="00234ca8" officeooo:paragraph-rsid="00234ca8"/>
    </style:style>
    <style:style style:name="P4" style:family="paragraph" style:parent-style-name="Heading_20_1">
      <style:paragraph-properties fo:line-height="150%"/>
    </style:style>
    <style:style style:name="P5" style:family="paragraph" style:parent-style-name="Heading_20_2">
      <style:paragraph-properties fo:line-height="150%"/>
    </style:style>
    <style:style style:name="P6" style:family="paragraph" style:parent-style-name="Standard">
      <style:text-properties officeooo:rsid="0010a888" officeooo:paragraph-rsid="0010a888"/>
    </style:style>
    <style:style style:name="P7" style:family="paragraph" style:parent-style-name="Standard">
      <style:text-properties officeooo:rsid="00111365" officeooo:paragraph-rsid="00111365"/>
    </style:style>
    <style:style style:name="P8" style:family="paragraph" style:parent-style-name="Standard">
      <style:text-properties officeooo:paragraph-rsid="001276a0"/>
    </style:style>
    <style:style style:name="P9" style:family="paragraph" style:parent-style-name="Standard">
      <style:text-properties officeooo:rsid="00132920" officeooo:paragraph-rsid="00132920"/>
    </style:style>
    <style:style style:name="P10" style:family="paragraph" style:parent-style-name="Text_20_body">
      <style:paragraph-properties fo:margin-top="0cm" fo:margin-bottom="0.046cm" style:contextual-spacing="false"/>
      <style:text-properties officeooo:rsid="001458cb" officeooo:paragraph-rsid="001458cb"/>
    </style:style>
    <style:style style:name="P11" style:family="paragraph" style:parent-style-name="Text_20_body">
      <style:paragraph-properties fo:margin-top="0cm" fo:margin-bottom="0.046cm" style:contextual-spacing="false"/>
      <style:text-properties officeooo:rsid="00165076" officeooo:paragraph-rsid="00165076"/>
    </style:style>
    <style:style style:name="P12" style:family="paragraph" style:parent-style-name="Text_20_body">
      <style:paragraph-properties fo:margin-top="0cm" fo:margin-bottom="0.046cm" style:contextual-spacing="false"/>
      <style:text-properties officeooo:paragraph-rsid="00165076"/>
    </style:style>
    <style:style style:name="P13" style:family="paragraph" style:parent-style-name="Text_20_body">
      <style:paragraph-properties fo:line-height="150%"/>
      <style:text-properties officeooo:rsid="0019b904" officeooo:paragraph-rsid="0029a1be"/>
    </style:style>
    <style:style style:name="P14" style:family="paragraph" style:parent-style-name="Text_20_body">
      <style:text-properties officeooo:rsid="001c71da" officeooo:paragraph-rsid="001c71da"/>
    </style:style>
    <style:style style:name="P15" style:family="paragraph" style:parent-style-name="Text_20_body">
      <style:paragraph-properties fo:line-height="150%"/>
      <style:text-properties officeooo:rsid="00234ca8" officeooo:paragraph-rsid="00234ca8"/>
    </style:style>
    <style:style style:name="P16" style:family="paragraph" style:parent-style-name="Text_20_body">
      <style:paragraph-properties fo:line-height="150%"/>
      <style:text-properties officeooo:rsid="0025201a" officeooo:paragraph-rsid="0025201a"/>
    </style:style>
    <style:style style:name="P17" style:family="paragraph" style:parent-style-name="Text_20_body">
      <style:paragraph-properties fo:line-height="150%"/>
      <style:text-properties officeooo:rsid="002ab125" officeooo:paragraph-rsid="002e6e45"/>
    </style:style>
    <style:style style:name="P18" style:family="paragraph" style:parent-style-name="Text_20_body">
      <style:paragraph-properties fo:line-height="100%"/>
    </style:style>
    <style:style style:name="P19" style:family="paragraph" style:parent-style-name="Text_20_body">
      <style:paragraph-properties fo:line-height="100%"/>
      <style:text-properties officeooo:rsid="002dd3c7" officeooo:paragraph-rsid="002dd3c7"/>
    </style:style>
    <style:style style:name="P20" style:family="paragraph" style:parent-style-name="Text_20_body">
      <style:paragraph-properties fo:line-height="150%"/>
    </style:style>
    <style:style style:name="T1" style:family="text">
      <style:text-properties officeooo:rsid="001276a0"/>
    </style:style>
    <style:style style:name="T2" style:family="text">
      <style:text-properties officeooo:rsid="00165076"/>
    </style:style>
    <style:style style:name="T3" style:family="text">
      <style:text-properties officeooo:rsid="001b0684"/>
    </style:style>
    <style:style style:name="T4" style:family="text">
      <style:text-properties officeooo:rsid="001b09ef"/>
    </style:style>
    <style:style style:name="T5" style:family="text">
      <style:text-properties officeooo:rsid="001c71da"/>
    </style:style>
    <style:style style:name="T6" style:family="text">
      <style:text-properties officeooo:rsid="001ff60b"/>
    </style:style>
    <style:style style:name="T7" style:family="text">
      <style:text-properties officeooo:rsid="00210849"/>
    </style:style>
    <style:style style:name="T8" style:family="text">
      <style:text-properties officeooo:rsid="002276d6"/>
    </style:style>
    <style:style style:name="T9" style:family="text">
      <style:text-properties officeooo:rsid="00234ca8"/>
    </style:style>
    <style:style style:name="T10" style:family="text">
      <style:text-properties officeooo:rsid="0025201a"/>
    </style:style>
    <style:style style:name="T11" style:family="text">
      <style:text-properties officeooo:rsid="0026749d"/>
    </style:style>
    <style:style style:name="T12" style:family="text">
      <style:text-properties officeooo:rsid="0026fb05"/>
    </style:style>
    <style:style style:name="T13" style:family="text">
      <style:text-properties officeooo:rsid="0028688b"/>
    </style:style>
    <style:style style:name="T14" style:family="text">
      <style:text-properties officeooo:rsid="0029a1be"/>
    </style:style>
    <style:style style:name="T15" style:family="text">
      <style:text-properties officeooo:rsid="0029acc9"/>
    </style:style>
    <style:style style:name="T16" style:family="text">
      <style:text-properties officeooo:rsid="002ab125"/>
    </style:style>
    <style:style style:name="T17" style:family="text">
      <style:text-properties officeooo:rsid="002c5603"/>
    </style:style>
    <style:style style:name="T18" style:family="text">
      <style:text-properties officeooo:rsid="002dd3c7"/>
    </style:style>
    <style:style style:name="T19" style:family="text">
      <style:text-properties officeooo:rsid="002e6e45"/>
    </style:style>
    <style:style style:name="T20" style:family="text">
      <style:text-properties officeooo:rsid="002f83f8"/>
    </style:style>
    <style:style style:name="T21" style:family="text">
      <style:text-properties fo:language="en" fo:country="US" officeooo:rsid="0026749d"/>
    </style:style>
    <style:style style:name="T22" style:family="text">
      <style:text-properties fo:language="en" fo:country="US" officeooo:rsid="002e6e4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ochschule Aalen</text:p>
      <text:p text:style-name="P7">Hochschule für Angewandte Wissenschaften</text:p>
      <text:p text:style-name="P7">Kommunikation und Didaktik</text:p>
      <text:p text:style-name="P8"><text:span text:style-name="T1">Leitung: Dr. Karsten Wendland, </text:span>Prof. Dr. Constance Richter</text:p>
      <text:p text:style-name="P9">Hausarbeit</text:p>
      <text:p text:style-name="P9">WS 2023/24</text:p>
      <text:p text:style-name="P7"/>
      <text:p text:style-name="Title"/>
      <text:p text:style-name="Title"/>
      <text:p text:style-name="Title"/>
      <text:p text:style-name="Title"/>
      <text:p text:style-name="Title">Auswirkungen von nudging-basierten Anreizsystemen</text:p>
      <text:p text:style-name="Subtitle">in Free-to-play Spielen</text:p>
      <text:p text:style-name="Text_20_body"/>
      <text:p text:style-name="P10">vorgelegt von</text:p>
      <text:p text:style-name="P10">Simon Feldmann</text:p>
      <text:p text:style-name="P10">Schillerstraße <text:s/>7</text:p>
      <text:p text:style-name="P10">73525 <text:s/><text:span text:style-name="T2">Schwäbisch Gmünd</text:span></text:p>
      <text:p text:style-name="P10"/>
      <text:p text:style-name="P11">1.Fachsemester</text:p>
      <text:p text:style-name="P11">Matrikelnr. 3005165</text:p>
      <text:p text:style-name="P11">Abgabetermin: 00.00.0000</text:p>
      <text:p text:style-name="P11"/>
      <text:p text:style-name="P11"/>
      <text:p text:style-name="P11"/>
      <text:p text:style-name="P11"/>
      <text:p text:style-name="P11"/>
      <text:p text:style-name="P11"/>
      <text:p text:style-name="P11"/>
      <text:p text:style-name="P11"/>
      <text:p text:style-name="P1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text:a xlink:type="simple" xlink:href="#__RefHeading___Toc1297_1435983510" text:style-name="Index_20_Link" text:visited-style-name="Index_20_Link">1.Abkürzungsverzeichnis<text:tab/>3</text:a></text:p>
          <text:p text:style-name="P1"><text:a xlink:type="simple" xlink:href="#__RefHeading___Toc1292_1435983510" text:style-name="Index_20_Link" text:visited-style-name="Index_20_Link">2.Einleitung<text:tab/>3</text:a></text:p>
          <text:p text:style-name="P2"><text:a xlink:type="simple" xlink:href="#__RefHeading___Toc1691_1435983510" text:style-name="Index_20_Link" text:visited-style-name="Index_20_Link">2.1 Grundlage der Frage<text:tab/>3</text:a></text:p>
          <text:p text:style-name="P2"><text:a xlink:type="simple" xlink:href="#__RefHeading___Toc1693_1435983510" text:style-name="Index_20_Link" text:visited-style-name="Index_20_Link">2.2 Materialbasis<text:tab/>3</text:a></text:p>
          <text:p text:style-name="P1"><text:a xlink:type="simple" xlink:href="#__RefHeading___Toc1299_1435983510" text:style-name="Index_20_Link" text:visited-style-name="Index_20_Link">6.Quellen<text:tab/>4</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h text:style-name="P3" text:outline-level="1"><text:bookmark-start text:name="__RefHeading___Toc1297_1435983510"/><text:span text:style-name="T16">1.</text:span>Abkürzungsverzeichnis<text:bookmark-end text:name="__RefHeading___Toc1297_1435983510"/></text:h>
      <text:p text:style-name="P15">F2P <text:span text:style-name="T10">= Free-to-Play</text:span></text:p>
      <text:p text:style-name="P16">P2P = Pay-to-Play</text:p>
      <text:h text:style-name="P4" text:outline-level="1"/>
      <text:h text:style-name="P4" text:outline-level="1"/>
      <text:h text:style-name="P4" text:outline-level="1"><text:bookmark-start text:name="__RefHeading___Toc1292_1435983510"/><text:span text:style-name="T16">2.</text:span>Einleitung<text:bookmark-end text:name="__RefHeading___Toc1292_1435983510"/></text:h>
      <text:h text:style-name="P5" text:outline-level="2"><text:bookmark-start text:name="__RefHeading___Toc1691_1435983510"/><text:span text:style-name="T16">2.1 </text:span>Grundlage der Frage<text:bookmark-end text:name="__RefHeading___Toc1691_1435983510"/></text:h>
      <text:p text:style-name="P13"><text:span text:style-name="T4">Hierbei steht jedem die freie </text:span><text:span text:style-name="T5">Wahl zwischen</text:span><text:span text:style-name="T4"> P2P- (Pay-to-play) <text:s/>oder <text:s text:c="2"/>eines F2P </text:span><text:span text:style-name="T5">(Free-to-play). Dabei <text:s/>gibt es <text:s/>aber grundlegende Unterschiede, vor allem <text:s/>was <text:s/>die Finanzierung dieser Spiele angeht.Man würde denken <text:s/>das <text:s/>P2P-Titel <text:s/>weitaus mehr Geld einbringen da <text:s/>diese <text:s/>auch meisten einem Preisbereich <text:s/>von 40-60€ <text:s/>liegen. Jedoch sind die </text:span><text:span text:style-name="T6">10 profitablesten <text:s/>Videospiele <text:s/>der Welt F2P-Titel </text:span><text:span text:style-name="T7">(</text:span><text:a xlink:type="simple" xlink:href="https://www.similarweb.com/top-apps/google/games/top-grossing/" text:style-name="Internet_20_link" text:visited-style-name="Visited_20_Internet_20_Link"><text:span text:style-name="T7">https://www.similarweb.com/top-apps/google/games/top-grossing/</text:span></text:a><text:span text:style-name="T7">). </text:span><text:span text:style-name="T9">Viele dieser Spiele <text:s/>verwenden Mikrotransaktionen um diese hohen Profimargen zu erreichen. </text:span><text:span text:style-name="T11">Um <text:s/>Spieler aber <text:s/>dazu <text:s/>zu <text:s/>bringen diese Transaktionen innerhalb dieser Spiele zu <text:s/>tätigen verwenden die <text:s/>Entwickler <text:s text:c="2"/>dieser <text:s/>Spiele <text:s/>viele gut gesetzte <text:s/>„</text:span><text:span text:style-name="T21">Nudges</text:span><text:span text:style-name="T11">“ (Methode</text:span><text:span text:style-name="T12">n <text:s/>zur beeinflussen des Verhaltens von Menschen</text:span><text:span text:style-name="T11">). <text:s/></text:span><text:span text:style-name="T13">Ich möchte innerhalb dieser Hausarbeit beleuchten welche Auswirkungen diese </text:span><text:span text:style-name="T14">Techniken aus Spieler haben, sowohl ihr Verhalten während des Spielens <text:s/>als auch außerhalb. Diese Frage ist von besonderem Interesse für eine breite Masse, weil </text:span>Videospiele sind mittlerweile eine <text:s/>der <text:s/>beliebtesten Freizeitbeschäftigung<text:span text:style-name="T3">en</text:span> <text:s/>für viele Kinder, jugendliche und <text:span text:style-name="T15">E</text:span>rwachsene <text:span text:style-name="T15">sind</text:span>.</text:p>
      <text:h text:style-name="P5" text:outline-level="2"><text:bookmark-start text:name="__RefHeading___Toc1693_1435983510"/><text:span text:style-name="T16">2.2 </text:span>Materialbasis<text:bookmark-end text:name="__RefHeading___Toc1693_1435983510"/></text:h>
      <text:p text:style-name="P17">Diese <text:span text:style-name="T19">H</text:span>ausarbeit <text:span text:style-name="T19">lehnt sich an die Studie „</text:span><text:span text:style-name="T22">Free-to-play</text:span><text:span text:style-name="T19">: About addicted Whales, at risk Dolphins and healthy Minnows.“ </text:span><text:span text:style-name="T20">an, welche <text:s/>die psychologischen Auswirkungen von solchen Spieler näher <text:s/>untersucht.</text:span></text:p>
      <text:h text:style-name="Heading_20_1" text:outline-level="1"><text:soft-page-break/>3.Hauptteil</text:h>
      <text:h text:style-name="Heading_20_2" text:outline-level="2">3.1 <text:s/>Referenzarbeit</text:h>
      <text:p text:style-name="P20">Im Rahmen dieser Studie wurde die sich entwickelnde Landschaft der Videospiele sowohl durch technische Innovationen als auch durch neue Spieldesigns und Monetarisierungsansätze beleuchtet. Insbesondere Elite-Gamer-Gruppen, die in-game finanzielle Investitionen tätigen, tragen zur Mitfinanzierung von Nutzern kostenloser Online-Spiele bei. Neben den Diskussionen über Jugendschutz sind vermehrte Überlegungen zur Internet Gaming Disorder (IGD) aufgekommen, insbesondere im Zusammenhang mit der wachsenden Beliebtheit von Free-to-Play-Spielen.</text:p>
      <text:p text:style-name="P20">Die Studie, durchgeführt anhand einer repräsentativen Stichprobe von 3967 deutschen Schülern im Alter von 12 bis 18 Jahren, konzentrierte sich auf die Nutzung von Free-to-Play-Browser-Spielen. Anhand des klinischen Selbstberichts AICA-S wurden die Schüler in nicht-problematische, riskante und süchtige Nutzer kategorisiert. Als abhängige Variablen wurden psycho-soziale Probleme (SDQ), wahrgenommener Stress (PSS), Bewältigungsstrategien (BriefCOPE) und der durchschnittliche Umsatz pro zahlendem Nutzer (ARPU) untersucht. Eine zusätzliche Branchenklassifikation (Freeloaders, Minnows, Dolphins und Whales) für Free-to-Play-Gamer wurde verwendet, um Beziehungen zu IGD, SDQ, PSS, BriefCOPE und ARPU herzustellen.</text:p>
      <text:p text:style-name="P20">Die Ergebnisse der Studie zeigten, dass die Prävalenz von IGD unter Free-to-Play-Gamern 5,2% betrug. Personen mit IGD wiesen höhere psycho-soziale Symptome auf, berichteten über einen gesteigerten wahrgenommenen Stress und griffen häufiger zu dysfunktionalen Bewältigungsstrategien. Interessanterweise wurde auch ein höherer ARPU bei Personen mit IGD festgestellt.</text:p>
      <text:p text:style-name="P20">In der Schlussfolgerung der Studie wurde betont, dass ARPU signifikant mit IGD assoziiert ist. Whales, die höhere ARPU aufweisen, teilen signifikante Merkmale mit süchtigen Videospielern, während Dolphins als riskante Konsumenten betrachtet werden könnten. Minnows und Freeloaders hingegen neigen eher dazu, nicht-pathologische Spieler zu repräsentieren. Die Studie unterstreicht die bedenkliche Kombination aus Stressanfälligkeit, dysfunktionalen Bewältigungsstrategien und der Nutzung von Free-to-Play-Spielen.</text:p>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bookmark-start text:name="__RefHeading___Toc1299_1435983510"/><text:span text:style-name="T20">6.</text:span>Quellen<text:bookmark-end text:name="__RefHeading___Toc1299_1435983510"/></text:h>
      <text:p text:style-name="P18">Elena Petrovskaya, Sebastian Deterding, and David I Zendle <text:span text:style-name="T8">(</text:span>2022<text:span text:style-name="T8">):</text:span> Prevalence and Salience of Problematic Microtransactions in Top-Grossing Mobile and PC Games: A Content Analysis of User Reviews. In Proceedings of the 2022 CHI Conference on Human Factors in Computing Systems (CHI '22). Association for Computing Machinery, New York, NY, USA, Article 560. <text:a xlink:type="simple" xlink:href="https://doi.org/10.1145/3491102.3502056" text:style-name="Internet_20_link" text:visited-style-name="Visited_20_Internet_20_Link">https://doi.org/10.1145/3491102.3502056</text:a></text:p>
      <text:p text:style-name="P19">Daten</text:p>
      <text:p text:style-name="P18"><text:a xlink:type="simple" xlink:href="https://www.similarweb.com/top-apps/google/games/top-grossing/" text:style-name="Internet_20_link" text:visited-style-name="Visited_20_Internet_20_Link">https://www.similarweb.com/top-apps/google/games/top-grossing/</text:a></text:p>
      <text:p text:style-name="P18">M. Dreier, K. Wölfling, E. Duven, S. Giralt, M.E. Beutel, K.W. Müller,</text:p>
      <text:p text:style-name="P18"><text:soft-page-break/>Free-to-play: About addicted Whales, at risk Dolphins and healthy Minnows. Monetarization design and Internet Gaming Disorder,Addictive Behaviors,Volume 64,<text:span text:style-name="T18">(</text:span>2017<text:span text:style-name="T18">)<text:line-break/></text:span><text:a xlink:type="simple" xlink:href="https://www.sciencedirect.com/science/article/pii/S0306460316301101" text:style-name="Internet_20_link" text:visited-style-name="Visited_20_Internet_20_Link">https://www.sciencedirect.com/science/article/pii/S0306460316301101</text:a></text:p>
      <text:p text:style-name="P18"/>
      <text:p text:style-name="P18"/>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2T11:13:42.700000000</meta:creation-date>
    <dc:date>2024-01-22T14:26:45.858000000</dc:date>
    <meta:editing-duration>PT4M1S</meta:editing-duration>
    <meta:editing-cycles>1</meta:editing-cycles>
    <meta:document-statistic meta:table-count="0" meta:image-count="0" meta:object-count="0" meta:page-count="6" meta:paragraph-count="41" meta:word-count="576" meta:character-count="4853" meta:non-whitespace-character-count="4279"/>
    <meta:generator>LibreOffice/7.6.2.1$Windows_X86_64 LibreOffice_project/56f7684011345957bbf33a7ee678afaf4d2ba333</meta:generator>
  </office:meta>
</office:document-meta>
</file>